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df28" officeooo:paragraph-rsid="0001df28"/>
    </style:style>
    <style:style style:name="P2" style:family="paragraph" style:parent-style-name="Standard">
      <style:text-properties style:font-name="Calibri" fo:language="zxx" fo:country="none" officeooo:rsid="0001df28" officeooo:paragraph-rsid="0001df28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officeooo:paragraph-rsid="0001df28"/>
    </style:style>
    <style:style style:name="P4" style:family="paragraph" style:parent-style-name="Standard">
      <style:text-properties officeooo:rsid="0003caa7" officeooo:paragraph-rsid="0003caa7"/>
    </style:style>
    <style:style style:name="P5" style:family="paragraph" style:parent-style-name="Standard" style:list-style-name="L2">
      <style:text-properties officeooo:paragraph-rsid="0003caa7"/>
    </style:style>
    <style:style style:name="P6" style:family="paragraph" style:parent-style-name="Standard">
      <style:text-properties officeooo:paragraph-rsid="0004aef7"/>
    </style:style>
    <style:style style:name="T1" style:family="text">
      <style:text-properties style:font-name="Calibri" fo:language="zxx" fo:country="none" style:language-asian="zxx" style:country-asian="none" style:language-complex="zxx" style:country-complex="none"/>
    </style:style>
    <style:style style:name="T2" style:family="text">
      <style:text-properties style:font-name="Calibri" fo:language="zxx" fo:country="none" officeooo:rsid="0001df28" style:language-asian="zxx" style:country-asian="none" style:language-complex="zxx" style:country-complex="none"/>
    </style:style>
    <style:style style:name="T3" style:family="text">
      <style:text-properties style:font-name="Calibri" fo:language="zxx" fo:country="none" officeooo:rsid="0003caa7" style:language-asian="zxx" style:country-asian="none" style:language-complex="zxx" style:country-complex="none"/>
    </style:style>
    <style:style style:name="T4" style:family="text">
      <style:text-properties style:font-name="Calibri" fo:language="zxx" fo:country="none" officeooo:rsid="0004aef7" style:language-asian="zxx" style:country-asian="none" style:language-complex="zxx" style:country-complex="none"/>
    </style:style>
    <style:style style:name="T5" style:family="text">
      <style:text-properties style:font-name="Calibri" fo:language="zxx" fo:country="none" officeooo:rsid="0004b40d" style:language-asian="zxx" style:country-asian="none" style:language-complex="zxx" style:country-complex="none"/>
    </style:style>
    <style:style style:name="T6" style:family="text">
      <style:text-properties style:font-name="Calibri" fo:language="zxx" fo:country="none" officeooo:rsid="000601a1" style:language-asian="zxx" style:country-asian="none" style:language-complex="zxx" style:country-complex="none"/>
    </style:style>
    <style:style style:name="T7" style:family="text">
      <style:text-properties officeooo:rsid="0003caa7"/>
    </style:style>
    <style:style style:name="T8" style:family="text">
      <style:text-properties officeooo:rsid="0004aef7"/>
    </style:style>
    <style:style style:name="T9" style:family="text">
      <style:text-properties officeooo:rsid="0004b4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6.10-06.11</text:p>
      <text:p text:style-name="P2">Mi is történt?</text:p>
      <text:p text:style-name="P2"/>
      <text:p text:style-name="P6"><text:span text:style-name="T4">Model-View kapcsolat </text:span></text:p>
      <text:list xml:id="list954432676" text:style-name="L1">
        <text:list-item>
          <text:p text:style-name="P3"><text:span text:style-name="T2">A model részleges implementációja</text:span></text:p>
        </text:list-item>
        <text:list-item>
          <text:p text:style-name="P3"><text:span text:style-name="T2">Létrehoztam Egy Eventkezelő </text:span><text:span text:style-name="T5">Osztályrendszert</text:span><text:span text:style-name="T2">, amely arra képes, hogy a Modellben definiált ViewUpdateManager segítségével képes az összes mezőt frissíteni, amely a megadott R.id-val rendelkezik. </text:span></text:p>
        </text:list-item>
        <text:list-item>
          <text:p text:style-name="P1"><text:span text:style-name="T1">Hangsúlyozom, hogy bármelyik nézetben is lett definiálva a grafikus komponens, frissülni fog.</text:span></text:p>
        </text:list-item>
        <text:list-item>
          <text:p text:style-name="P1"><text:span text:style-name="T1"><text:s/></text:span><text:span text:style-name="T6">A</text:span><text:span text:style-name="T1"> TextValueStorage-ban </text:span><text:span text:style-name="T6">képes</text:span><text:span text:style-name="T1"> permanensen eltárolni </text:span><text:span text:style-name="T6">az értékeket</text:span><text:span text:style-name="T1">, hogy a később létrejövő activity-k hozzáférhessenek a Szövegmezők aktuális állapotához.</text:span></text:p>
        </text:list-item>
      </text:list>
      <text:p text:style-name="P4"><text:span text:style-name="T1"/></text:p>
      <text:p text:style-name="P4"><text:span text:style-name="T1">Hálózat</text:span></text:p>
      <text:list xml:id="list473632564" text:style-name="L2">
        <text:list-item>
          <text:p text:style-name="P5"><text:span text:style-name="T3">Egyenlőre annyi történt, hogy a WifiManager segítségével az app automatikusan bekapcsolja a wifit, ha szükséges.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2T01:06:23.546000000</dc:date>
    <meta:editing-duration>PT7M57S</meta:editing-duration>
    <meta:editing-cycles>5</meta:editing-cycles>
    <meta:document-statistic meta:table-count="0" meta:image-count="0" meta:object-count="0" meta:page-count="1" meta:paragraph-count="9" meta:word-count="83" meta:character-count="644" meta:non-whitespace-character-count="572"/>
  </office:meta>
</office:document-meta>
</file>